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5b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novoUploa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4T12:29:36.692000000</dc:date>
    <meta:editing-duration>PT8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7.2.3.2$Windows_X86_64 LibreOffice_project/d166454616c1632304285822f9c83ce2e660fd92</meta:generator>
  </office:meta>
</office:document-meta>
</file>